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0000000000002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8.0808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8.22395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7.40887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8.05618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8.15882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8.18668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7.36471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8.25421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7.461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8.29928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7.48002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8.30008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